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600000017BA4F20E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355e00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Standard">
      <style:paragraph-properties fo:margin-left="0.781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margin-left="0.781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.781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margin-left="0.781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"/>
    <style:style style:name="P27" style:family="paragraph" style:parent-style-name="Standard" style:list-style-name="L2"/>
    <style:style style:name="P28" style:family="paragraph" style:parent-style-name="Standard" style:list-style-name="L3"/>
    <style:style style:name="P29" style:family="paragraph" style:parent-style-name="Standard" style:list-style-name="L4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Standard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31" style:family="paragraph" style:parent-style-name="Standard" style:list-style-name="L6">
      <style:text-properties fo:font-weight="normal" style:font-weight-asian="normal" style:font-weight-complex="normal"/>
    </style:style>
    <style:style style:name="P32" style:family="paragraph" style:parent-style-name="Standard" style:list-style-name="L7">
      <style:text-properties fo:font-weight="normal" style:font-weight-asian="normal" style:font-weight-complex="normal"/>
    </style:style>
    <style:style style:name="P33" style:family="paragraph" style:parent-style-name="Standard" style:list-style-name="L8">
      <style:text-properties fo:font-weight="normal" style:font-weight-asian="normal" style:font-weight-complex="normal"/>
    </style:style>
    <style:style style:name="P34" style:family="paragraph" style:parent-style-name="Standard" style:list-style-name="L9"/>
    <style:style style:name="P35" style:family="paragraph" style:parent-style-name="Standard" style:list-style-name="L9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9" style:family="paragraph" style:parent-style-name="Standard" style:list-style-name="L1">
      <style:paragraph-properties fo:margin-left="2.501cm" fo:margin-right="0cm" fo:text-indent="-0.635cm" style:auto-text-indent="false"/>
      <style:text-properties fo:font-variant="normal" fo:text-transform="none" fo:color="#000000" style:font-name="verdana" fo:font-size="9pt" fo:letter-spacing="normal" fo:font-style="normal" fo:font-weight="bold" style:font-weight-asian="normal" style:font-weight-complex="normal"/>
    </style:style>
    <style:style style:name="P40" style:family="paragraph" style:parent-style-name="Standard" style:list-style-name="L2">
      <style:paragraph-properties fo:margin-left="2.501cm" fo:margin-right="0cm" fo:text-indent="-0.635cm" style:auto-text-indent="false"/>
      <style:text-properties fo:font-weight="normal" style:font-weight-asian="normal" style:font-weight-complex="normal"/>
    </style:style>
    <style:style style:name="P41" style:family="paragraph" style:parent-style-name="Standard" style:list-style-name="L11">
      <style:paragraph-properties fo:margin-left="2.501cm" fo:margin-right="0cm" fo:text-align="start" style:justify-single-word="false" fo:text-indent="-0.635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bol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3333"/>
    </style:style>
    <style:style style:name="T14" style:family="text">
      <style:text-properties fo:color="#ff3333" fo:font-weight="normal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2cm" fo:text-indent="-0.635cm" fo:margin-left="1.3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7cm" fo:text-indent="-0.635cm" fo:margin-left="1.9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7cm" fo:text-indent="-0.635cm" fo:margin-left="3.2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2cm" fo:text-indent="-0.635cm" fo:margin-left="3.9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7cm" fo:text-indent="-0.635cm" fo:margin-left="4.5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2cm" fo:text-indent="-0.635cm" fo:margin-left="5.1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7cm" fo:text-indent="-0.635cm" fo:margin-left="5.8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2cm" fo:text-indent="-0.635cm" fo:margin-left="6.4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7cm" fo:text-indent="-0.635cm" fo:margin-left="7.0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nual de usuario</text:p>
      <text:p text:style-name="Standard"/>
      <text:p text:style-name="P17">Instalación</text:p>
      <text:p text:style-name="P9"/>
      <text:p text:style-name="P4">En Microsoft Windows 7:</text:p>
      <text:p text:style-name="P9"><text:tab/></text:p>
      <text:p text:style-name="P5">Componentes necesarios a instalar:</text:p>
      <text:list xml:id="list979096347" text:style-name="L1">
        <text:list-item>
          <text:list>
            <text:list-item>
              <text:p text:style-name="P26"><text:span text:style-name="T7">XAMPP 1.7.7 , incluye: (</text:span><text:a xlink:type="simple" xlink:href="http://www.apachefriends.org/en/xampp-windows.html">http://www.apachefriends.org/en/xampp-windows.html</text:a><text:span text:style-name="T7">)</text:span></text:p>
            </text:list-item>
            <text:list-item>
              <text:p text:style-name="P39">Apache 2.2.21</text:p>
            </text:list-item>
            <text:list-item>
              <text:p text:style-name="P39">MySQL 5.5.16</text:p>
            </text:list-item>
            <text:list-item>
              <text:p text:style-name="P39">PHP 5.3.8</text:p>
            </text:list-item>
            <text:list-item>
              <text:p text:style-name="P39">phpMyAdmin 3.4.5</text:p>
            </text:list-item>
            <text:list-item>
              <text:p text:style-name="P39">FileZilla FTP Server 0.9.39</text:p>
            </text:list-item>
            <text:list-item>
              <text:p text:style-name="P39">Tomcat 7.0.21 (with mod_proxy_ajp as connector)</text:p>
            </text:list-item>
          </text:list>
        </text:list-item>
      </text:list>
      <text:list xml:id="list1160349300" text:style-name="L2">
        <text:list-item>
          <text:list>
            <text:list-item>
              <text:p text:style-name="P27"><text:span text:style-name="T9">Para administrar la base de datos Mysql: (</text:span><text:a xlink:type="simple" xlink:href="http://dev.mysql.com/downloads/gui-tools/5.0.html">http://dev.mysql.com/downloads/gui-tools/5.0.html</text:a><text:span text:style-name="T9">)</text:span></text:p>
            </text:list-item>
            <text:list-item>
              <text:p text:style-name="P40">Mysql Administrator y Mysql Query Browser</text:p>
            </text:list-item>
          </text:list>
        </text:list-item>
      </text:list>
      <text:p text:style-name="P2"/>
      <text:p text:style-name="P5">Activando el módulo mod_rewrite de apache en XAMPP para windows</text:p>
      <text:p text:style-name="P2"/>
      <text:p text:style-name="P9">El sistema esta construido para el framewrok de desarrollo para php llamado CodeIgniter y el famework de diseño de interfaces móviles Jquery Mobile. CodeIgniter requiere que el módulo de apache llamado mod_rewrite esté activado.</text:p>
      <text:p text:style-name="P2"/>
      <text:p text:style-name="P9">Para activar dicho módulo sigue estos pasos:</text:p>
      <text:p text:style-name="P9"/>
      <text:p text:style-name="P2"><text:span text:style-name="T9">Con un editor de textos abrimos el archivo</text:span><text:span text:style-name="T12"> </text:span><text:span text:style-name="T10">httpd.conf</text:span><text:span text:style-name="T9"> de XAMPP, lo encontás en </text:span><text:span text:style-name="T10">C:\xampp\apache\conf</text:span></text:p>
      <text:p text:style-name="P2"><text:span text:style-name="T9">Alrededor de la línea 118 encontrarás la instrucción: </text:span><text:span text:style-name="T10">#LoadModule rewrite_module modules/mod_rewrite.so</text:span><text:span text:style-name="T9">, activás esta línea descomentandolo (osea quitás la </text:span><text:span text:style-name="T10">#</text:span><text:span text:style-name="T9">) y quedará: </text:span><text:span text:style-name="T10">LoadModule rewrite_module modules/mod_rewrite.so</text:span></text:p>
      <text:p text:style-name="P9">Aproximadamente en las líneas 186 y 330 os encontrarás este grupo de instrucciones</text:p>
      <text:p text:style-name="P9"/>
      <text:p text:style-name="P4">&lt;Directory /&gt;</text:p>
      <text:p text:style-name="P4"><text:s/>Options none</text:p>
      <text:p text:style-name="P4"><text:s/>AllowOverride none</text:p>
      <text:p text:style-name="P4">Order deny,allow</text:p>
      <text:p text:style-name="P4"><text:s/>Deny from all</text:p>
      <text:p text:style-name="P4">&lt;/Directory&gt;</text:p>
      <text:p text:style-name="P9"/>
      <text:p text:style-name="P9">modificadlo por:</text:p>
      <text:p text:style-name="P9"/>
      <text:p text:style-name="P4">&lt;Directory /&gt;</text:p>
      <text:p text:style-name="P4"><text:s text:c="4"/>Options FollowSymLinks</text:p>
      <text:p text:style-name="P4"><text:s text:c="4"/>AllowOverride All</text:p>
      <text:p text:style-name="P4"><text:s text:c="4"/>Order deny,allow</text:p>
      <text:p text:style-name="P4"><text:s text:c="4"/>Deny from all</text:p>
      <text:p text:style-name="P4"><text:soft-page-break/>&lt;/Directory&gt;</text:p>
      <text:p text:style-name="P9"/>
      <text:p text:style-name="P9">ahora guardas el archivo y reinicias el servidor Apache, por ejemplo desde xampp-control.exe, desde este momento el servidor local Xampp funciona en mod_rewrite.</text:p>
      <text:p text:style-name="P9"/>
      <text:p text:style-name="P5">Instalación de la aplicación:</text:p>
      <text:p text:style-name="P4"/>
      <text:p text:style-name="P2"><text:span text:style-name="T9">- Descargar el archivo comprimido desde tu mail: </text:span><text:span text:style-name="T12">domotechapp</text:span><text:span text:style-name="T9">.zip</text:span></text:p>
      <text:p text:style-name="P2"><text:span text:style-name="T9">- Lo descomprimis y copias la carpeta </text:span><text:span text:style-name="T10">domotechapp</text:span><text:span text:style-name="T9"> al directorio </text:span><text:span text:style-name="T10">C:\xampp\htdocs\</text:span></text:p>
      <text:p text:style-name="P12">Ingresá al directorio <text:span text:style-name="T11">domotechapp</text:span> y abrí el archivo <text:span text:style-name="T11">.htaccess </text:span><text:span text:style-name="T10">(es un archivo oculto)</text:span><text:span text:style-name="T11"> , </text:span><text:span text:style-name="T10">si el archivo contiene algo, borra todo y pega lo siguiente:</text:span></text:p>
      <text:p text:style-name="P12"/>
      <text:p text:style-name="P6"/>
      <text:p text:style-name="P6">Options +FollowSymLinks</text:p>
      <text:p text:style-name="P6">DirectoryIndex index.php</text:p>
      <text:p text:style-name="P6">RewriteEngine On</text:p>
      <text:p text:style-name="P4"><text:span text:style-name="T9">RewriteBase /</text:span><text:span text:style-name="T14"> </text:span><text:span text:style-name="T13">domotechapp</text:span></text:p>
      <text:p text:style-name="P6">RewriteCond $1 !^(index\.php|images|robots\.txt)</text:p>
      <text:p text:style-name="P6">RewriteCond %{REQUEST_FILENAME} !-f</text:p>
      <text:p text:style-name="P6">RewriteCond %{REQUEST_FILENAME} !-d</text:p>
      <text:p text:style-name="P6">RewriteRule ^(.*)$ index.php/$1 [L]</text:p>
      <text:p text:style-name="P9"/>
      <text:p text:style-name="P9">La línea subrayada con rojo es muy importante, en ella se indica la carpeta donde está la aplicación web a la que se le esta realizando el cambio, si por decir la carpeta tuviera el nombre de "tablero" entonces en ese lugar iría /tablero</text:p>
      <text:p text:style-name="P9"/>
      <text:p text:style-name="P7">Aclaración:</text:p>
      <text:p text:style-name="P18">El archivo .htaccess contiene <text:s/>las instrucciones necesarias para sobreescribir las URL de CodeIgniter.</text:p>
      <text:p text:style-name="P9"/>
      <text:p text:style-name="P9">Después de esto guardas los cambios realizados en el archivo .htaccess y reinicias apache mediante Xampp Control Panel o cualquier otro método.</text:p>
      <text:p text:style-name="P9"/>
      <text:p text:style-name="P5">Configuración de la aplicación:</text:p>
      <text:p text:style-name="P2"/>
      <text:list xml:id="list875265819" text:style-name="L3">
        <text:list-item>
          <text:p text:style-name="P28">Configuracion de la dirección url base de la aplicación:</text:p>
        </text:list-item>
      </text:list>
      <text:p text:style-name="P9"/>
      <text:p text:style-name="P20">Ingresa a <text:span text:style-name="T11">C:\xampp\htdocs\domotechapp\application\tableromovil\config\config.php</text:span></text:p>
      <text:p text:style-name="P21"/>
      <text:p text:style-name="P20">Cambias la linea:</text:p>
      <text:p text:style-name="P20"/>
      <text:p text:style-name="P20"><text:span text:style-name="T8">$config['base_url']<text:tab/>= '</text:span><text:a xlink:type="simple" xlink:href="http://localhost/repositorios/tableromovil/"><text:span text:style-name="T8">http://localhost/repositorios/tableromovil/</text:span></text:a><text:span text:style-name="T8">';</text:span></text:p>
      <text:p text:style-name="P20"/>
      <text:p text:style-name="P20">por:</text:p>
      <text:p text:style-name="P20"/>
      <text:p text:style-name="P21">$config['base_url']<text:tab/>= '<text:a xlink:type="simple" xlink:href="http://localhost/domotechapp/">http://localhost/domotechapp/</text:a>';</text:p>
      <text:p text:style-name="P20">Guardas los cambios.</text:p>
      <text:p text:style-name="P22"><text:soft-page-break/></text:p>
      <text:list xml:id="list1391304640" text:style-name="L4">
        <text:list-item>
          <text:p text:style-name="P29">Creación de la base de datos:</text:p>
        </text:list-item>
      </text:list>
      <text:p text:style-name="P21"/>
      <text:p text:style-name="P20">Ingresa a la aplicación <text:span text:style-name="T11">Mysql Administrator</text:span> y en la opción restaurar backup, busca el archivo:</text:p>
      <text:p text:style-name="P20"/>
      <text:p text:style-name="P23">C:\xampp\htdocs\domotechapp/bd/domotechapp_local_1836.sql</text:p>
      <text:p text:style-name="P23"/>
      <text:p text:style-name="P20"><text:span text:style-name="T10">presiona aceptar y si la base de datos no existia lo creará con todas las tablas necesarias para el correcto funcionamiento del sistema. Para asegurarte de que la base de datos se creó, ingresá a la aplicación </text:span><text:span text:style-name="T11">Mysql Query Browser.</text:span></text:p>
      <text:p text:style-name="P23"/>
      <text:list xml:id="list752731285" text:style-name="L5">
        <text:list-item>
          <text:p text:style-name="P30">Configuración de la base de datos:</text:p>
        </text:list-item>
      </text:list>
      <text:p text:style-name="P21"/>
      <text:p text:style-name="P20">Ingresa a <text:span text:style-name="T11">C:\xampp\htdocs\domotechapp\application\tableromovil\config\database.php</text:span></text:p>
      <text:p text:style-name="P21"/>
      <text:p text:style-name="P20">Cambias la linea:</text:p>
      <text:p text:style-name="P20"/>
      <text:p text:style-name="P21">$db['default']['hostname'] = 'localhost';</text:p>
      <text:p text:style-name="P21">$db['default']['username'] = 'root';</text:p>
      <text:p text:style-name="P21">$db['default']['password'] = 'pedro40114481';</text:p>
      <text:p text:style-name="P21">$db['default']['database'] = 'tableromovil';</text:p>
      <text:p text:style-name="P20"/>
      <text:p text:style-name="P20">por:</text:p>
      <text:p text:style-name="P20"/>
      <text:p text:style-name="P21">$db['default']['hostname'] = 'localhost';</text:p>
      <text:p text:style-name="P21">$db['default']['username'] = 'root';</text:p>
      <text:p text:style-name="P21">$db['default']['password'] = 'tu_contraseña_de_la_base_de_datos_mysql';</text:p>
      <text:p text:style-name="P21">$db['default']['database'] = 'tableromovil';</text:p>
      <text:p text:style-name="P21"/>
      <text:p text:style-name="P20">Debes cambiar la contraseña por la que tengas configurada en mysql para el usuario root</text:p>
      <text:p text:style-name="P20"/>
      <text:p text:style-name="P20">Guardas los cambios.</text:p>
      <text:p text:style-name="P2"/>
      <text:p text:style-name="P17">Requisitos técnicos de uso del sistema</text:p>
      <text:p text:style-name="P2"/>
      <text:p text:style-name="P9">Esta aplicación está optimizada para ser usada con los siguientes “navegadores de internet ya sean para desktop o para móviles”:</text:p>
      <text:p text:style-name="P9"/>
      <text:p text:style-name="P4"><text:s/>Categoria A – Completa experiencia basada en Ajax con animaciones y transiciones de páginas</text:p>
      <text:p text:style-name="P9"/>
      <text:list xml:id="list1911276333" text:style-name="L6">
        <text:list-item>
          <text:p text:style-name="P31">Apple iOS 3.2-5.0 - Tested on the original iPad (4.3 / 5.0), iPad 2 (4.3), original iPhone (3.1), iPhone 3 (3.2), 3GS (4.3), 4 (4.3 / 5.0), and 4S (5.0)</text:p>
        </text:list-item>
        <text:list-item>
          <text:p text:style-name="P31">Android 2.1-2.3 – Tested on the HTC Incredible (2.2), original Droid (2.2), HTC Aria (2.1), Google Nexus S (2.3). Functional on 1.5 &amp; 1.6 but performance may be sluggish, tested on Google G1 (1.5)</text:p>
        </text:list-item>
        <text:list-item>
          <text:p text:style-name="P31">Android 3.1 (Honeycomb) <text:s/>– Tested on the Samsung Galaxy Tab 10.1 and Motorola XOOM</text:p>
        </text:list-item>
        <text:list-item>
          <text:p text:style-name="P31"><text:soft-page-break/>Android 4.0 (ICS) <text:s/>– Since it’s very new, we don’t have a test phone in our lab but early reports are positive. Note: transitions can be poor on upgraded devices</text:p>
        </text:list-item>
        <text:list-item>
          <text:p text:style-name="P31">Windows Phone 7-7.5 – Tested on the HTC Surround (7.0) HTC Trophy (7.5), LG-E900 (7.5), Nokia Lumia 800</text:p>
        </text:list-item>
        <text:list-item>
          <text:p text:style-name="P31">Blackberry 6.0 – Tested on the Torch 9800 and Style 9670</text:p>
        </text:list-item>
        <text:list-item>
          <text:p text:style-name="P31">Blackberry 7 – Tested on BlackBerry® Torch 9810</text:p>
        </text:list-item>
        <text:list-item>
          <text:p text:style-name="P31">Blackberry Playbook (1.0-2.0) – Tested on PlayBook</text:p>
        </text:list-item>
        <text:list-item>
          <text:p text:style-name="P31">Palm WebOS (1.4-2.0) – Tested on the Palm Pixi (1.4), Pre (1.4), Pre 2 (2.0)</text:p>
        </text:list-item>
        <text:list-item>
          <text:p text:style-name="P31">Palm WebOS 3.0 – Tested on HP TouchPad</text:p>
        </text:list-item>
        <text:list-item>
          <text:p text:style-name="P31">Firebox Mobile (10 Beta) – Tested on Android 2.3 device</text:p>
        </text:list-item>
        <text:list-item>
          <text:p text:style-name="P31">Skyfire 4.1 - Tested on Android 2.3 device</text:p>
        </text:list-item>
        <text:list-item>
          <text:p text:style-name="P31">Opera Mobile 11.5: Tested on Android 2.3</text:p>
        </text:list-item>
        <text:list-item>
          <text:p text:style-name="P31">Meego 1.2 – Tested on Nokia 950 and N9</text:p>
        </text:list-item>
        <text:list-item>
          <text:p text:style-name="P31">Samsung bada 2.0 – Tested on a Samsung Wave 3, Dolphin browser</text:p>
        </text:list-item>
        <text:list-item>
          <text:p text:style-name="P31">UC Browser – Tested on Android 2.3 device</text:p>
        </text:list-item>
        <text:list-item>
          <text:p text:style-name="P31">Kindle 3 and Fire - Tested on the built-in WebKit browser for each</text:p>
        </text:list-item>
        <text:list-item>
          <text:p text:style-name="P31">Nook Color 1.4.1 – Tested on original Nook Color, not Nook Tablet</text:p>
        </text:list-item>
        <text:list-item>
          <text:p text:style-name="P31">Chrome Desktop 11-17 - Tested on OS X 10.6.7 and Windows 7</text:p>
        </text:list-item>
        <text:list-item>
          <text:p text:style-name="P31">Firefox Desktop 4-9 – Tested on OS X 10.6.7 and Windows 7</text:p>
        </text:list-item>
        <text:list-item>
          <text:p text:style-name="P31">Internet Explorer 7-9 – Tested on Windows XP, Vista and 7</text:p>
        </text:list-item>
        <text:list-item>
          <text:p text:style-name="P31">Opera Desktop 10-11 - Tested on OS X 10.6.7 and Windows 7</text:p>
        </text:list-item>
      </text:list>
      <text:p text:style-name="P9"/>
      <text:p text:style-name="P4">Categoria B – Buena experiencia de navegación sin caracteristicas de ajax.</text:p>
      <text:p text:style-name="P9"/>
      <text:list xml:id="list1022747620" text:style-name="L7">
        <text:list-item>
          <text:p text:style-name="P32">Blackberry 5.0: Tested on the Storm 2 9550, Bold 9770</text:p>
        </text:list-item>
        <text:list-item>
          <text:p text:style-name="P32">Opera Mini (5.0-6.5) - Tested on iOS 3.2/4.3 and Android 2.3</text:p>
        </text:list-item>
        <text:list-item>
          <text:p text:style-name="P32">Nokia Symbian^3 - Tested on Nokia N8 (Symbian^3), C7 (Symbian^3), also works on N97 (Symbian^1)</text:p>
        </text:list-item>
        <text:list-item>
          <text:p text:style-name="P32"/>
        </text:list-item>
      </text:list>
      <text:p text:style-name="P4">Caragoria C – Básico, experiencia básica en HTML </text:p>
      <text:p text:style-name="P9"/>
      <text:list xml:id="list464066331" text:style-name="L8">
        <text:list-item>
          <text:p text:style-name="P33">Blackberry 4.x - Tested on the Curve 8330</text:p>
        </text:list-item>
        <text:list-item>
          <text:p text:style-name="P33">Windows Mobile - Tested on the HTC Leo (WinMo 5.2)</text:p>
        </text:list-item>
        <text:list-item>
          <text:p text:style-name="P33">All older smartphone platforms and featurephones – Any device that doesn’t support media queries will receive the basic, C grade experience</text:p>
        </text:list-item>
      </text:list>
      <text:p text:style-name="P2"/>
      <text:p text:style-name="P17">Acceso Remoto (La aplicación está alojada en los servidores personales de ElektraInformatica)</text:p>
      <text:p text:style-name="P2"/>
      <text:p text:style-name="P9">Dirección url temporal de acceso al sistema:</text:p>
      <text:p text:style-name="P10"><text:a xlink:type="simple" xlink:href="http://184.75.249.250/tmpro/9001"/></text:p>
      <text:p text:style-name="P10"><text:a xlink:type="simple" xlink:href="http://184.75.249.250/tmpro/9001">http://184.75.249.250/tmpro/5001</text:a>/ <text:s text:c="2"/></text:p>
      <text:p text:style-name="P10">(<text:span text:style-name="T10">copia y pega esto en la barra de direcciones de tu navegador web</text:span>)</text:p>
      <text:p text:style-name="P9"/>
      <text:p text:style-name="P4"><text:soft-page-break/>Datos de acceso:</text:p>
      <text:p text:style-name="P9"/>
      <text:p text:style-name="P9"><text:span text:style-name="T8">usuario:</text:span> admin<text:tab/></text:p>
      <text:p text:style-name="P2">contraseña: 1234</text:p>
      <text:p text:style-name="P2"/>
      <text:p text:style-name="P17">Acceso Local:</text:p>
      <text:p text:style-name="P2"/>
      <text:p text:style-name="P2">Dirección url de acceso al sistema:</text:p>
      <text:p text:style-name="P10"><text:a xlink:type="simple" xlink:href="http://184.75.249.250/tmpro/9001"><text:span text:style-name="T8"/></text:a></text:p>
      <text:p text:style-name="P10"><text:a xlink:type="simple" xlink:href="http://184.75.249.250/tmpro/9001"><text:span text:style-name="T8">http://localhost/domotechapp/</text:span></text:a><text:span text:style-name="T8"> <text:s text:c="2"/></text:span></text:p>
      <text:p text:style-name="P3">(<text:span text:style-name="T10">copia y pega esto en la barra de direcciones de tu navegador web</text:span>)</text:p>
      <text:p text:style-name="P2"/>
      <text:p text:style-name="P4">Datos de acceso:</text:p>
      <text:p text:style-name="P2"/>
      <text:p text:style-name="P2">usuario: admin<text:tab/></text:p>
      <text:p text:style-name="P2">contraseña: 123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Configuración del modulo generico para configurar salidas digitales y entradas digitales</text:p>
      <text:p text:style-name="P2"/>
      <text:p text:style-name="P2">Configurar salidas digitales y asociarlas a un menu</text:p>
      <text:p text:style-name="P9"/>
      <text:p text:style-name="P9">En la tabla sismenu crear una nuevo menu</text:p>
      <text:list xml:id="list1013375228" text:style-name="L9">
        <text:list-item>
          <text:p text:style-name="P34"><text:span text:style-name="T9">Luego en la tabla sisvinculos crear un vinculo para el menu creado anteriormente. En la columna sisvinculos_link poner: salidadg_controller/index/</text:span><text:span text:style-name="T11">sismenu_id </text:span></text:p>
        </text:list-item>
        <text:list-item>
          <text:p text:style-name="P34"><text:span text:style-name="T15">donde </text:span><text:span text:style-name="T11">sismenu_id</text:span><text:span text:style-name="T15"> es el id del menu creado en el paso numero 1.</text:span></text:p>
        </text:list-item>
        <text:list-item>
          <text:p text:style-name="P35">Posteriormente dirigirse a la aplicación web e ingresar en el apartado de <text:span text:style-name="T10">Administracion-&gt;Config salidad</text:span>. Alli seleccionar algun relay que no este asignado aun y presionar el boton de editar. </text:p>
        </text:list-item>
        <text:list-item>
          <text:p text:style-name="P35">En el campo seleccionar 'Genérico' y en la parte de menu seleccionar el menu cargado en los pasos anteriores.</text:p>
        </text:list-item>
        <text:list-item>
          <text:p text:style-name="P35">Una ves hecho esto cuando le des click a la opcion de menu veras la salida digital asociada a dicho opcion de menu.</text:p>
        </text:list-item>
      </text:list>
      <text:p text:style-name="P12"/>
      <text:p text:style-name="P13">Configurar entradas digitales y asociarlas a un menu</text:p>
      <text:p text:style-name="P13"/>
      <text:p text:style-name="P9">En la tabla sismenu crear una nuevo menu</text:p>
      <text:list xml:id="list295903276" text:continue-numbering="true" text:style-name="L9">
        <text:list-item>
          <text:p text:style-name="P34"><text:span text:style-name="T9">Luego en la tabla sisvinculos crear un vinculo para el menu creado anteriormente. En la columna sisvinculos_link poner: entradadg_controller/index/</text:span><text:span text:style-name="T11">sismenu_id </text:span></text:p>
        </text:list-item>
        <text:list-item>
          <text:p text:style-name="P34"><text:span text:style-name="T15">donde </text:span><text:span text:style-name="T11">sismenu_id</text:span><text:span text:style-name="T15"> es el id del menu creado en el paso numero 1.</text:span></text:p>
        </text:list-item>
        <text:list-item>
          <text:p text:style-name="P35">Posteriormente dirigirse a la aplicación web e ingresar en el apartado de <text:span text:style-name="T10">Administracion-&gt;Config entradad</text:span>. Alli seleccionar alguna entrada que no este asignada aun y presionar el boton de editar. </text:p>
        </text:list-item>
        <text:list-item>
          <text:p text:style-name="P35">En el campo de módulo seleccionar 'Genérico' y en la parte de menu seleccionar el menu cargado en los pasos anteriores.</text:p>
        </text:list-item>
        <text:list-item>
          <text:p text:style-name="P35">Una ves hecho esto cuando le des click a la opcion de menu veras la entrada digital asociada a dicho opcion de menu.</text:p>
        </text:list-item>
      </text:list>
      <text:p text:style-name="P12"/>
      <text:p text:style-name="P12"/>
      <text:p text:style-name="P14"><text:bookmark-start text:name="__DdeLink__677_1452623936"/>Configuración del módulo de Cámara y control de acceso</text:p>
      <text:p text:style-name="P14"/>
      <text:p text:style-name="P15">Configurar una cámara<text:bookmark-end text:name="__DdeLink__677_1452623936"/></text:p>
      <text:p text:style-name="P15"/>
      <text:p text:style-name="P16">Ingresar en la parte de Administración-&gt;Config cámaras. Alli puedes dar de alta nuevas cámaras presionando el botón nuevo.</text:p>
      <text:p text:style-name="P16">Junto a cada linea del listado de cámaras hay un enlace para agregar botones de acción para cada cámara. </text:p>
      <text:p text:style-name="P16"/>
      <text:p text:style-name="P16">Puedes dar de alta muchas cámaras y luego visualizar el streaming de imagenes de cada una. </text:p>
      <text:p text:style-name="P16"/>
      <text:p text:style-name="P8">Atencion: Actualmente el script de visualización del streaming de imagenes funciona sólo para los modelos de camara ip que compraste. Si llegas a comprar otra marca de cámara ip, la modificación del script no será complicado. Es mas, es posible hacer funcionar varios tipos de cámaras ips al mismo tiempo.</text:p>
      <text:p text:style-name="P16"><text:soft-page-break/></text:p>
      <text:p text:style-name="P15">Configurar botones para una cámara</text:p>
      <text:p text:style-name="P15"/>
      <text:p text:style-name="P16"><draw:frame draw:style-name="fr1" draw:name="graphics1" text:anchor-type="paragraph" svg:x="12.074cm" svg:y="0.004cm" svg:width="0.582cm" svg:height="0.609cm" draw:z-index="0"><draw:image xlink:href="Pictures/100000000000001600000017BA4F20ED.png" xlink:type="simple" xlink:show="embed" xlink:actuate="onLoad"/></draw:frame>Seleccionar una de las cámaras del listado y hacer click sobre el boton </text:p>
      <text:p text:style-name="P16">Después click sobre e botón nuevo. Alli deberias cargar los siguientes datos:</text:p>
      <text:list xml:id="list2029899328" text:style-name="L10">
        <text:list-item>
          <text:p text:style-name="P36"><text:span text:style-name="T11">Cámara</text:span>: muestra el id de la cámara que has seleccionado. Este campo es de sólo lectura</text:p>
        </text:list-item>
        <text:list-item>
          <text:p text:style-name="P36"><text:span text:style-name="T11">Nombre</text:span>: nombre asigando para el botón, evitar espacios en blanco. Puedes usar _</text:p>
        </text:list-item>
        <text:list-item>
          <text:p text:style-name="P36"><text:span text:style-name="T11">Label</text:span>: Texto a mostrar para el botón</text:p>
        </text:list-item>
        <text:list-item>
          <text:p text:style-name="P36"><text:span text:style-name="T11">Url</text:span>: poner localhost por ahora</text:p>
        </text:list-item>
        <text:list-item>
          <text:p text:style-name="P36"><text:span text:style-name="T11">Módulo</text:span>: indica el módulo al cual se va a asociar una salida digital o relay. Este campo es sólo lectura, siempre para los botones se asociara el módulo 'botones'</text:p>
        </text:list-item>
        <text:list-item>
          <text:p text:style-name="P36"><text:span text:style-name="T11">Relay</text:span>: Aqui debes seleccionar un relay. Si en la lista no aparece ningún relay es porque todos están asignados a otros <text:s/>módulos. Por lo tanto no podrás cargar un botón. En cualquier momento puedes liberar un relay asociado a un modulo, simplemente debes dirigirte a Administración-&gt;Config salidad y del listado de salidas digitales selecciona una para editar . En el campo 'estado' vas a ver el estado en el que se encuentra la salida digital. Si esta 'asignada' puedes cambiar a 'libre'. De esta forma esa salida digital queda libre para poder ser usada para cualquier otra cosa. Por ejemplo para asignarla a un botón.</text:p>
        </text:list-item>
      </text:list>
      <text:p text:style-name="P16"/>
      <text:p text:style-name="P16">Una vez completado todos los datos click en 'Guardar', a partir de esto momento si te vas al modulo de 'Cámaras y control de acceso' yvas a ver que aparece el boton que acabas de configurar para la camara correspondiente.</text:p>
      <text:p text:style-name="P16"/>
      <text:p text:style-name="P16"/>
      <text:p text:style-name="P14">Configuración novedades</text:p>
      <text:p text:style-name="P14"/>
      <text:p text:style-name="P15">tabla novedades:</text:p>
      <text:p text:style-name="P15"><text:tab/></text:p>
      <text:list xml:id="list2155464026" text:style-name="L11">
        <text:list-item>
          <text:list>
            <text:list-item>
              <text:p text:style-name="P37">novedades_id</text:p>
            </text:list-item>
            <text:list-item>
              <text:p text:style-name="P37">novedades_fecha</text:p>
            </text:list-item>
            <text:list-item>
              <text:p text:style-name="P37">novedades_descripcion</text:p>
            </text:list-item>
            <text:list-item>
              <text:p text:style-name="P37">novedades_estado</text:p>
            </text:list-item>
            <text:list-item>
              <text:p text:style-name="P41">estado 13: <text:s/>'Activada'</text:p>
            </text:list-item>
            <text:list-item>
              <text:p text:style-name="P41">estado 14: <text:s/>'Desactivada'</text:p>
            </text:list-item>
            <text:list-item>
              <text:p text:style-name="P37">novedades_tipo</text:p>
            </text:list-item>
            <text:list-item>
              <text:p text:style-name="P41">tipo: 0: critico</text:p>
            </text:list-item>
            <text:list-item>
              <text:p text:style-name="P41">tipo 1: alerta</text:p>
            </text:list-item>
            <text:list-item>
              <text:p text:style-name="P41">tipo 3: informacion</text:p>
            </text:list-item>
            <text:list-item>
              <text:p text:style-name="P37">novedades_leido</text:p>
            </text:list-item>
            <text:list-item>
              <text:p text:style-name="P41">valor 0: no leido</text:p>
            </text:list-item>
            <text:list-item>
              <text:p text:style-name="P41">valor 1: leido</text:p>
            </text:list-item>
          </text:list>
        </text:list-item>
      </text:list>
      <text:p text:style-name="P24"/>
      <text:p text:style-name="P25">Las novedades al igual que cualquier otro componente del sistema son visibles según el perfil de usuario.</text:p>
      <text:p text:style-name="P24"/>
      <text:p text:style-name="P25"><text:soft-page-break/>Son visibles en la barra de novedades las ultimas 10 novedades que han ocurrido.</text:p>
      <text:p text:style-name="P24"/>
      <text:p text:style-name="P25">Cada salida digital y entrada digital debe ser configurada el tipo de novedad que representa.</text:p>
      <text:p text:style-name="P25">Tanto en las tabla “<text:span text:style-name="T8">salidad</text:span>” como “<text:span text:style-name="T8">entradad</text:span>” existe un campo “<text:span text:style-name="T8">salidad_nov</text:span>” y “<text:span text:style-name="T8">entradad_nov</text:span>” respectivamente, donde deben colocarse los valores “<text:span text:style-name="T8">0</text:span>”, <text:s/>“<text:span text:style-name="T8">1</text:span>” o “<text:span text:style-name="T8">2</text:span>” para indicar si dicha salidad o entrada digital va a ser una novedad de tipo critica, de alerta o de informacion.</text:p>
      <text:p text:style-name="P24"/>
      <text:p text:style-name="P25">En la parte del menu de administración existe una opción de menú llamada “Novedades”, alli se puede ingresar a todas las novedades del sistema. Esta opcion de menu esta disponible según el perfil de usuario.</text:p>
      <text:p text:style-name="P24"/>
      <text:p text:style-name="P14">Configuración del favicon</text:p>
      <text:p text:style-name="P14"/>
      <text:p text:style-name="P25">El icono que se muestra en la barra de direcciones del navegador o en la pestañas del mismo se debe colocar en la siguiente carpeta del sistema:</text:p>
      <text:p text:style-name="P24"/>
      <text:p text:style-name="P24"><text:tab/>css/images/favicon.ico</text:p>
      <text:p text:style-name="P24"/>
      <text:p text:style-name="P25">El nombre de este icono debe ser: “<text:span text:style-name="T8">favicon</text:span>” y debe tener la extension <text:span text:style-name="T8">.ico</text:span></text:p>
      <text:p text:style-name="P25">Existen diferentes herramientas para generar favicon para sitios web. Muchas de estas herramientas usan una imagen png o jpg para generar el favicon.</text:p>
      <text:p text:style-name="P25"/>
      <text:p text:style-name="P25"/>
      <text:p text:style-name="P45">Configuración del logo</text:p>
      <text:p text:style-name="P44"/>
      <text:p text:style-name="P25">El logo que aparece en la parte inferior del sistema debe ser colocado en la siguiente carpeta del sistema:</text:p>
      <text:p text:style-name="P24"/>
      <text:p text:style-name="P24"><text:tab/>css/images/logo.png</text:p>
      <text:p text:style-name="P24"/>
      <text:p text:style-name="P25">El nombre del archivo de logo debe ser “<text:span text:style-name="T8">logo</text:span>” y la extension <text:span text:style-name="T8">.p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b3b3b3" fo:font-style="italic" fo:background-color="transparent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text-underline-style="none"/>
    </style:style>
    <style:style style:name="MT3" style:family="text">
      <style:text-properties fo:color="#b3b3b3"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MT4" style:family="text">
      <style:text-properties fo:color="#b3b3b3"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MT5" style:family="text">
      <style:text-properties fo:color="#b3b3b3" fo:font-style="italic" style:text-underline-style="none" fo:background-color="transparent" style:font-style-asian="italic" style:font-style-complex="italic"/>
    </style:style>
    <style:style style:name="MT6" style:family="text">
      <style:text-properties fo:font-variant="normal" fo:text-transform="none" fo:color="#b3b3b3" style:font-name="Liberation Serif" fo:font-size="12pt" fo:letter-spacing="normal" fo:font-style="italic" style:text-underline-style="none" fo:font-weight="normal" fo:background-color="transparent" style:font-size-asian="12pt" style:font-style-asian="italic" style:font-size-complex="12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yecto:</text:span><text:span text:style-name="MT2"> Tablero Móvil</text:span> <text:tab/><text:tab/><text:tab/><text:tab/><text:tab/><text:tab/> <text:s text:c="10"/><text:span text:style-name="MT1">Fecha:</text:span><text:span text:style-name="MT2"> 14</text:span>/09/2012</text:p>
        <text:p text:style-name="MP1"><text:span text:style-name="MT1">Cliente:</text:span> Domotech</text:p>
        <text:p text:style-name="Standard"><text:span text:style-name="MT3">Email C</text:span><text:span text:style-name="MT4">liente:</text:span><text:span text:style-name="MT5"> </text:span><text:span text:style-name="MT6">matiasgiori@hotmail.com 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 </meta:initial-creator>
    <meta:creation-date>2012-04-01T19:56:24</meta:creation-date>
    <dc:date>2012-09-14T02:23:17</dc:date>
    <meta:editing-duration>PT8H9M14S</meta:editing-duration>
    <meta:editing-cycles>16</meta:editing-cycles>
    <meta:generator>LibreOffice/3.4$Linux LibreOffice_project/340m1$Build-402</meta:generator>
    <meta:document-statistic meta:table-count="0" meta:image-count="1" meta:object-count="0" meta:page-count="8" meta:paragraph-count="188" meta:word-count="1954" meta:character-count="12329" meta:non-whitespace-character-count="10565"/>
  </office:meta>
</office:document-meta>
</file>